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Open Sans" svg:font-family="'Open Sans'"/>
    <style:font-face style:name="FreeSans1" svg:font-family="FreeSans" style:font-family-generic="swiss"/>
    <style:font-face style:name="Courier 10 Pitch" svg:font-family="'Courier 10 Pitch'" style:font-pitch="fixed"/>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text-properties style:font-name="HP Simplified W01 Regular1" fo:font-weight="bold" style:font-weight-asian="bold" style:font-weight-complex="bold"/>
    </style:style>
    <style:style style:name="P2" style:family="paragraph" style:parent-style-name="Text_20_body" style:list-style-name="L3">
      <style:text-properties style:font-name="HP Simplified W01 Regular1" fo:font-weight="bold" officeooo:rsid="00183f71" officeooo:paragraph-rsid="001871ea" style:font-weight-asian="bold" style:font-weight-complex="bold"/>
    </style:style>
    <style:style style:name="P3" style:family="paragraph" style:parent-style-name="Text_20_body" style:list-style-name="L2">
      <style:text-properties style:font-name="HP Simplified W01 Regular1"/>
    </style:style>
    <style:style style:name="P4" style:family="paragraph" style:parent-style-name="Text_20_body" style:list-style-name="L3">
      <style:text-properties officeooo:paragraph-rsid="001a786a"/>
    </style:style>
    <style:style style:name="P5" style:family="paragraph" style:parent-style-name="Text_20_body" style:list-style-name="L3">
      <style:text-properties fo:font-variant="normal" fo:text-transform="none" fo:color="#000000" style:font-name="HP Simplified W01 Regular1" fo:font-size="12pt" fo:letter-spacing="normal" fo:font-style="normal" fo:font-weight="normal" officeooo:rsid="00183f71" officeooo:paragraph-rsid="001a1266" style:font-weight-asian="bold" style:font-weight-complex="bold"/>
    </style:style>
    <style:style style:name="P6" style:family="paragraph" style:parent-style-name="Text_20_body" style:list-style-name="L3">
      <style:text-properties fo:font-variant="normal" fo:text-transform="none" fo:color="#000000" style:font-name="HP Simplified W01 Regular1" fo:font-size="12pt" fo:letter-spacing="normal" fo:font-style="normal" fo:font-weight="normal" officeooo:paragraph-rsid="001a61a1"/>
    </style:style>
    <style:style style:name="P7" style:family="paragraph" style:parent-style-name="Text_20_body" style:list-style-name="L3">
      <style:text-properties fo:font-variant="normal" fo:text-transform="none" fo:color="#000000" style:font-name="HP Simplified W01 Regular1" fo:font-size="12pt" fo:letter-spacing="normal" fo:font-style="normal" fo:font-weight="normal" officeooo:paragraph-rsid="001a786a"/>
    </style:style>
    <style:style style:name="P8" style:family="paragraph" style:parent-style-name="Text_20_body" style:list-style-name="L3">
      <style:text-properties fo:font-variant="normal" fo:text-transform="none" fo:color="#333333" style:font-name="Open Sans" fo:font-size="12pt" fo:letter-spacing="normal" fo:font-style="normal" fo:font-weight="normal" officeooo:paragraph-rsid="001b014c"/>
    </style:style>
    <style:style style:name="P9" style:family="paragraph" style:parent-style-name="Heading_20_1">
      <style:text-properties style:font-name="HP Simplified W01 Bold1"/>
    </style:style>
    <style:style style:name="T1" style:family="text">
      <style:text-properties officeooo:rsid="00105a3b"/>
    </style:style>
    <style:style style:name="T2" style:family="text">
      <style:text-properties fo:font-weight="bold"/>
    </style:style>
    <style:style style:name="T3" style:family="text">
      <style:text-properties fo:font-weight="bold" officeooo:rsid="001b014c"/>
    </style:style>
    <style:style style:name="T4" style:family="text">
      <style:text-properties fo:font-variant="normal" fo:text-transform="none" fo:color="#000000" style:font-name="HP Simplified W01 Regular1" fo:font-size="12pt" fo:letter-spacing="normal" fo:font-style="normal" fo:font-weight="normal"/>
    </style:style>
    <style:style style:name="T5" style:family="text">
      <style:text-properties fo:font-variant="normal" fo:text-transform="none" fo:color="#000000" style:font-name="HP Simplified W01 Regular1" fo:font-size="12pt" fo:letter-spacing="normal" fo:font-style="normal" fo:font-weight="bold"/>
    </style:style>
    <style:style style:name="T6" style:family="text">
      <style:text-properties officeooo:rsid="001b01f8"/>
    </style:style>
    <style:style style:name="T7" style:family="text">
      <style:text-properties fo:color="#333333" style:font-name="Open Sans"/>
    </style:style>
    <style:style style:name="T8" style:family="text">
      <style:text-properties fo:color="#333333" style:font-name="Open Sans" fo:font-weight="bold"/>
    </style:style>
    <style:style style:name="T9" style:family="text">
      <style:text-properties officeooo:rsid="001b014c"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Economics</text:h>
      <text:list xml:id="list797561289207044770" text:style-name="L1">
        <text:list-item>
          <text:p text:style-name="P1">Make tax evasion serious crime: SIT</text:p>
        </text:list-item>
      </text:list>
      <text:list xml:id="list6184247151576448481" text:style-name="L2">
        <text:list-header>
          <text:p text:style-name="P3">Tax evasion needs to be mad a serious “criminal offence” to force foreign countries to reveal names and account details of Indians stashing illicit wealth abroad.</text:p>
          <text:p text:style-name="P3">Currently, tax evasion and foreign exchange violations <text:span text:style-name="T1">are dealt under laws that are civil in nature and do no have criminal proceedings attached. One reason is that, if tax crimes remain civil in nature, the foreign governments will not cooperate.</text:span></text:p>
        </text:list-header>
      </text:list>
      <text:list xml:id="list8445029236117152617" text:style-name="L3">
        <text:list-item>
          <text:p text:style-name="P2">Reginal Rural Bank</text:p>
          <text:list>
            <text:list-item>
              <text:p text:style-name="P5">1976: Regional Rural banks Act, based on Narsimhan Committee’s recommendations for greater financial inclusion.</text:p>
            </text:list-item>
            <text:list-item>
              <text:p text:style-name="P6">RRBs aim to combine efficiency of a commercial bank with grassroot networking of a cooperative society.</text:p>
            </text:list-item>
            <text:list-item>
              <text:p text:style-name="P4"><text:span text:style-name="T4">RRB is one type of Commercial bank. Therefore, it has to comply with RBI’s SLR, CRR and </text:span><text:span text:style-name="Strong_20_Emphasis"><text:span text:style-name="T5">PSL</text:span></text:span><text:span text:style-name="T4"> requirements (Priority sector lending).</text:span></text:p>
            </text:list-item>
            <text:list-item>
              <text:p text:style-name="P7">Sponsor bank helps the RRB in HRM-training, account keeping servic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Open Sans" svg:font-family="'Open Sans'"/>
    <style:font-face style:name="FreeSans1" svg:font-family="FreeSans" style:font-family-generic="swiss"/>
    <style:font-face style:name="Courier 10 Pitch" svg:font-family="'Courier 10 Pitch'" style:font-pitch="fixed"/>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 fo:font-family="'HP Simplified W01 Bold'"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00:20:40.363284366</meta:creation-date>
    <meta:generator>LibreOffice/4.3.2.2$Linux_X86_64 LibreOffice_project/430m0$Build-2</meta:generator>
    <dc:date>2014-12-26T19:18:59.055308780</dc:date>
    <meta:editing-duration>PT18M11S</meta:editing-duration>
    <meta:editing-cycles>27</meta:editing-cycles>
    <meta:document-statistic meta:table-count="0" meta:image-count="0" meta:object-count="0" meta:page-count="1" meta:paragraph-count="9" meta:word-count="144" meta:character-count="892" meta:non-whitespace-character-count="763"/>
  </office:meta>
</office:document-meta>
</file>